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256cm" svg:stroke-color="#4a7ebb" draw:stroke-linejoin="round" draw:fill="none" draw:textarea-vertical-align="middle" draw:auto-grow-height="false" draw:fit-to-size="false" fo:min-height="1.893cm" fo:min-width="2.143cm" fo:padding-top="0.125cm" fo:padding-bottom="0.125cm" fo:padding-left="0cm" fo:padding-right="0cm" fo:wrap-option="wrap" draw:shadow="hidden" draw:shadow-offset-x="0cm" draw:shadow-offset-y="0.064cm" draw:shadow-color="#000000" draw:shadow-opacity="35%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246cm" fo:padding-top="0.125cm" fo:padding-bottom="0.125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7.387cm" fo:padding-top="0.125cm" fo:padding-bottom="0.125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545cm" fo:min-width="4.205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 draw:shadow="hidden"/>
    </style:style>
    <style:style style:name="gr7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71cm" fo:min-width="2.861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0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1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998cm" fo:min-width="0.977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 draw:shadow="hidden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343cm" fo:min-width="10.631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5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398cm" fo:min-width="2.151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 draw:shadow="hidden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2.714cm" fo:padding-top="0.125cm" fo:padding-bottom="0.125cm" fo:padding-left="0.25cm" fo:padding-right="0.25cm" fo:wrap-option="no-wrap" draw:shadow="hidden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 draw:shadow="hidden"/>
    </style:style>
    <style:style style:name="gr20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1" style:family="graphic" style:parent-style-name="standard">
      <style:graphic-properties draw:stroke="solid" svg:stroke-width="0.071cm" svg:stroke-color="#4f81bd" draw:marker-start="" draw:marker-end="msArrowOpenEnd_20_9" draw:marker-end-width="0.426cm" draw:marker-end-center="false" draw:stroke-linejoin="round" draw:fill="none" draw:textarea-vertical-align="top" draw:auto-grow-height="false" fo:min-height="0.897cm" fo:min-width="5.468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2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3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cm" fo:min-width="3.298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 draw:shadow="hidden"/>
    </style:style>
    <style:style style:name="gr25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6" style:family="graphic" style:parent-style-name="standard">
      <style:graphic-properties draw:stroke="solid" svg:stroke-width="0.071cm" svg:stroke-color="#4f81bd" draw:marker-start="" draw:marker-end="msArrowOpenEnd_20_9" draw:marker-end-width="0.426cm" draw:marker-end-center="false" draw:stroke-linejoin="round" draw:fill="none" draw:textarea-vertical-align="top" draw:auto-grow-height="false" fo:min-height="1.918cm" fo:min-width="5.631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7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 draw:shadow="hidden"/>
    </style:style>
    <style:style style:name="gr29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6.507cm" fo:min-width="11.863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 draw:shadow="hidden"/>
    </style:style>
    <style:style style:name="gr31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226cm" fo:min-width="2.098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 draw:shadow="hidden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 draw:shadow="hidden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7.387cm" fo:padding-top="0.125cm" fo:padding-bottom="0.125cm" fo:padding-left="0.25cm" fo:padding-right="0.25cm" fo:wrap-option="no-wrap" draw:shadow="hidden"/>
    </style:style>
    <style:style style:name="gr35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224cm" fo:min-width="2.405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 draw:shadow="hidden"/>
    </style:style>
    <style:style style:name="gr37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69cm" fo:min-width="2.86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 draw:shadow="hidden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 draw:shadow="hidden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886cm" fo:min-width="4.234cm" fo:padding-top="0.125cm" fo:padding-bottom="0.125cm" fo:padding-left="0.25cm" fo:padding-right="0.25cm" fo:wrap-option="no-wrap" draw:shadow="hidden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136cm" fo:padding-top="0.125cm" fo:padding-bottom="0.125cm" fo:padding-left="0.25cm" fo:padding-right="0.25cm" fo:wrap-option="no-wrap" draw:shadow="hidden"/>
    </style:style>
    <style:style style:name="gr42" style:family="graphic">
      <style:graphic-properties style:protect="size"/>
    </style:style>
    <style:style style:name="pr1" style:family="presentation" style:parent-style-name="Standard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" style:family="text">
      <style:text-properties fo:font-variant="normal" fo:text-transform="none" fo:color="#558ed5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draw:custom-shape draw:name="CustomShape 1" draw:style-name="gr1" draw:text-style-name="P2" draw:layer="layout" svg:width="3.031cm" svg:height="3.031cm" svg:x="11.4cm" svg:y="1cm">
          <text:p text:style-name="P1"><text:span text:style-name="T1">E1</text:span></text:p>
          <text:p text:style-name="P1"><text:span text:style-name="T2">INI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2" draw:text-style-name="P4" draw:layer="layout" svg:width="4.745cm" svg:height="0.691cm" svg:x="14.431cm" svg:y="0.8cm">
          <text:p text:style-name="P3"><text:span text:style-name="T3">plmeRxDisableRequest</text:span></text:p>
          <draw:enhanced-geometry draw:mirror-horizontal="false" draw:mirror-vertical="false" svg:viewBox="0 0 474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4" draw:layer="layout" svg:width="7.886cm" svg:height="0.691cm" svg:x="14.514cm" svg:y="1.4cm">
          <text:p text:style-name="P3"><text:span text:style-name="T3">pdDataRequest(TWR_MSG_TYPE_START)</text:span></text:p>
          <draw:enhanced-geometry draw:mirror-horizontal="false" draw:mirror-vertical="false" svg:viewBox="0 0 78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3.031cm" svg:height="3.031cm" svg:x="17.281cm" svg:y="6cm">
          <text:p text:style-name="P1"><text:span text:style-name="T1">E2</text:span></text:p>
          <text:p text:style-name="P1"><text:span text:style-name="T2">WAIT</text:span></text:p>
          <text:p text:style-name="P1"><text:span text:style-name="T2">SEND STAR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5" draw:text-style-name="P5" draw:layer="layout" svg:width="4.705cm" svg:height="0.794cm" draw:transform="rotate (-0.628842129493556) translate (15.194cm 2.39cm)">
          <text:p/>
          <draw:enhanced-geometry draw:mirror-horizontal="true" draw:mirror-vertical="true" svg:viewBox="0 0 4706 79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" draw:text-style-name="P4" draw:layer="layout" svg:width="3.607cm" svg:height="0.691cm" svg:x="21.393cm" svg:y="9.309cm">
          <text:p text:style-name="P3"><text:span text:style-name="T4">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3.031cm" svg:height="3.031cm" svg:x="20.6cm" svg:y="11.8cm">
          <text:p text:style-name="P1"><text:span text:style-name="T1">E3</text:span></text:p>
          <text:p text:style-name="P1"><text:span text:style-name="T2">MEMORISE T1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" draw:text-style-name="P4" draw:layer="layout" svg:width="4.572cm" svg:height="0.691cm" svg:x="20.628cm" svg:y="15cm">
          <text:p text:style-name="P3"><text:span text:style-name="T3">t1 = lastT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5" draw:layer="layout" svg:width="3.361cm" svg:height="0.421cm" draw:transform="rotate (-1.01211643323151) translate (20.417cm 8.596cm)">
          <text:p/>
          <draw:enhanced-geometry draw:mirror-horizontal="true" draw:mirror-vertical="true" svg:viewBox="0 0 3362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0" draw:text-style-name="P2" draw:layer="layout" svg:width="3.031cm" svg:height="3.031cm" svg:x="14.369cm" svg:y="15.369cm">
          <text:p text:style-name="P1"><text:span text:style-name="T1">E4</text:span></text:p>
          <text:p text:style-name="P1"><text:span text:style-name="T2">WAIT 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1" draw:text-style-name="P5" draw:layer="layout" svg:width="1.477cm" svg:height="2.248cm" draw:transform="skewX (0.0895353906273091) rotate (-0.334579617607314) translate (16.729cm 13.058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2" draw:text-style-name="P4" draw:layer="layout" svg:width="3.086cm" svg:height="0.691cm" svg:x="20.714cm" svg:y="15.691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3" draw:text-style-name="P4" draw:layer="layout" svg:width="3.196cm" svg:height="0.691cm" svg:x="13.8cm" svg:y="9.309cm">
          <text:p text:style-name="P3"><text:span text:style-name="T4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5" draw:layer="layout" svg:width="11.131cm" svg:height="0.596cm" draw:transform="rotate (1.69541283538729) translate (14.41cm 15.398cm)">
          <text:p/>
          <draw:enhanced-geometry draw:mirror-horizontal="true" draw:mirror-vertical="true" svg:viewBox="0 0 11765 1099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5" draw:text-style-name="P2" draw:layer="layout" svg:width="3.031cm" svg:height="3.031cm" svg:x="8.969cm" svg:y="13.2cm">
          <text:p text:style-name="P1"><text:span text:style-name="T1">E5</text:span></text:p>
          <text:p text:style-name="P1"><text:span text:style-name="T2">MEMORISET4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6" draw:text-style-name="P5" draw:layer="layout" svg:width="2.651cm" svg:height="0.647cm" draw:transform="rotate (3.05868951412006) translate (13.989cm 17.095cm)">
          <text:p/>
          <draw:enhanced-geometry draw:mirror-horizontal="true" draw:mirror-vertical="true" svg:viewBox="0 0 2652 651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17" draw:text-style-name="P4" draw:layer="layout" svg:width="4.733cm" svg:height="1.135cm" svg:x="10.067cm" svg:y="17.2cm">
          <text:p text:style-name="P3"><text:span text:style-name="T4">rxFrameAvailable</text:span></text:p>
          <text:p text:style-name="P3"><text:span text:style-name="T4"><text:s text:c="3"/></text:span><text:span text:style-name="T4">TWR_MSG_TYPE_ACK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8" draw:text-style-name="P4" draw:layer="layout" svg:width="3.213cm" svg:height="0.691cm" svg:x="11.187cm" svg:y="0.109cm">
          <text:p text:style-name="P3"><text:span text:style-name="T3"><text:s/></text:span><text:span text:style-name="T3">!« New TWR »</text:span></text:p>
          <draw:enhanced-geometry draw:mirror-horizontal="false" draw:mirror-vertical="false" svg:viewBox="0 0 3214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9" draw:text-style-name="P4" draw:layer="layout" svg:width="4.572cm" svg:height="0.691cm" svg:x="5.428cm" svg:y="16cm">
          <text:p text:style-name="P3"><text:span text:style-name="T3">t4 = lastT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2" draw:layer="layout" svg:width="3.031cm" svg:height="3.031cm" svg:x="0.569cm" svg:y="10.2cm">
          <text:p text:style-name="P1"><text:span text:style-name="T1">E6</text:span></text:p>
          <text:p text:style-name="P1"><text:span text:style-name="T2">WAIT DATA REPLY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21" draw:text-style-name="P5" draw:layer="layout" svg:width="5.968cm" svg:height="1.147cm" draw:transform="rotate (2.84767920755395) translate (8.468cm 15.824cm)">
          <text:p/>
          <draw:enhanced-geometry draw:mirror-horizontal="true" draw:mirror-vertical="true" svg:viewBox="0 0 4604 402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2" draw:text-style-name="P2" draw:layer="layout" svg:width="3.031cm" svg:height="3.031cm" svg:x="7.8cm" svg:y="9.169cm">
          <text:p text:style-name="P1"><text:span text:style-name="T1">E7</text:span></text:p>
          <text:p text:style-name="P1"><text:span text:style-name="T2">EXTRACT T2 T3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23" draw:text-style-name="P5" draw:layer="layout" svg:width="3.798cm" svg:height="0.187cm" draw:transform="rotate (2.90806759967295) translate (7.516cm 12.054cm)">
          <text:p/>
          <draw:enhanced-geometry draw:mirror-horizontal="false" draw:mirror-vertical="true" svg:viewBox="0 0 3799 188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4" draw:text-style-name="P4" draw:layer="layout" svg:width="4.733cm" svg:height="1.135cm" svg:x="4.267cm" svg:y="11.8cm">
          <text:p text:style-name="P3"><text:span text:style-name="T4">rxFrameAvailable</text:span></text:p>
          <text:p text:style-name="P3"><text:span text:style-name="T4"><text:s text:c="3"/></text:span><text:span text:style-name="T4">TWR_MSG_TYPE_DATA_REPLY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2" draw:layer="layout" svg:width="3.031cm" svg:height="3.031cm" svg:x="1.787cm" svg:y="2.555cm">
          <text:p text:style-name="P1"><text:span text:style-name="T1">E8</text:span></text:p>
          <text:p text:style-name="P1"><text:span text:style-name="T2">SEND</text:span></text:p>
          <text:p text:style-name="P1"><text:span text:style-name="T2">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26" draw:text-style-name="P5" draw:layer="layout" svg:width="6.131cm" svg:height="2.168cm" draw:transform="rotate (2.31308485766808) translate (5.944cm 11.784cm)">
          <text:p/>
          <draw:enhanced-geometry draw:mirror-horizontal="true" draw:mirror-vertical="true" svg:viewBox="0 0 6132 2169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7" draw:text-style-name="P2" draw:layer="layout" svg:width="3.031cm" svg:height="3.031cm" svg:x="7.2cm" svg:y="5.169cm">
          <text:p text:style-name="P1"><text:span text:style-name="T1">E9</text:span></text:p>
          <text:p text:style-name="P1"><text:span text:style-name="T2">WAIT</text:span></text:p>
          <text:p text:style-name="P1"><text:span text:style-name="T2">SEND</text:span></text:p>
          <text:p text:style-name="P1"><text:span text:style-name="T2">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28" draw:text-style-name="P4" draw:layer="layout" svg:width="3.086cm" svg:height="0.691cm" svg:x="5.4cm" svg:y="16.6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5" draw:layer="layout" svg:width="12.363cm" svg:height="6.757cm" draw:transform="skewX (8.91688022856339E-017) rotate (0.674918821746207) translate (-2.682cm 4.723cm)">
          <text:p/>
          <draw:enhanced-geometry draw:mirror-horizontal="true" draw:mirror-vertical="true" svg:viewBox="0 0 12364 6758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30" draw:text-style-name="P4" draw:layer="layout" svg:width="3.196cm" svg:height="0.691cm" svg:x="2.604cm" svg:y="0.4cm">
          <text:p text:style-name="P3"><text:span text:style-name="T4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1" draw:text-style-name="P5" draw:layer="layout" svg:width="2.598cm" svg:height="0.478cm" draw:transform="rotate (-2.79863545557291) translate (7.089cm 5.727cm)">
          <text:p/>
          <draw:enhanced-geometry draw:mirror-horizontal="false" draw:mirror-vertical="true" svg:viewBox="0 0 2907 477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32" draw:text-style-name="P4" draw:layer="layout" svg:width="4.635cm" svg:height="0.691cm" svg:x="20.565cm" svg:y="16.4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3" draw:text-style-name="P4" draw:layer="layout" svg:width="4.635cm" svg:height="0.691cm" svg:x="5.417cm" svg:y="17.117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4" draw:text-style-name="P4" draw:layer="layout" svg:width="7.886cm" svg:height="0.691cm" svg:x="1.504cm" svg:y="1.465cm">
          <text:p text:style-name="P3"><text:span text:style-name="T3">pdDataRequest(TWR_MSG_TYPE_ACK)</text:span></text:p>
          <draw:enhanced-geometry draw:mirror-horizontal="false" draw:mirror-vertical="false" svg:viewBox="0 0 78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5" draw:layer="layout" svg:width="2.905cm" svg:height="0.474cm" draw:transform="rotate (0.605803783367232) translate (8.6cm 4.454cm)">
          <text:p/>
          <draw:enhanced-geometry draw:mirror-horizontal="true" draw:mirror-vertical="true" svg:viewBox="0 0 2906 47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36" draw:text-style-name="P4" draw:layer="layout" svg:width="3.607cm" svg:height="0.691cm" svg:x="7.193cm" svg:y="2.709cm">
          <text:p text:style-name="P3"><text:span text:style-name="T4">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7" draw:text-style-name="P5" draw:layer="layout" svg:width="3.36cm" svg:height="0.419cm" draw:transform="rotate (-2.60647470492833) translate (20.905cm 14.789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8" draw:text-style-name="P4" draw:layer="layout" svg:width="4.733cm" svg:height="1.135cm" svg:x="15.067cm" svg:y="12cm">
          <text:p text:style-name="P3"><text:span text:style-name="T4">rxFrameAvailable</text:span></text:p>
          <text:p text:style-name="P3"><text:span text:style-name="T4"><text:s/> </text:span><text:span text:style-name="T4">!TWR_MSG_TYPE_ACK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9" draw:text-style-name="P4" draw:layer="layout" svg:width="4.635cm" svg:height="0.691cm" svg:x="15.165cm" svg:y="11.509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5" draw:layer="layout" svg:width="1.477cm" svg:height="2.248cm" draw:transform="skewX (0.0891863247769102) rotate (3.01086749261542) translate (1.982cm 15.619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0" draw:text-style-name="P4" draw:layer="layout" svg:width="4.733cm" svg:height="1.135cm" svg:x="0cm" svg:y="15.665cm">
          <text:p text:style-name="P3"><text:span text:style-name="T4">rxFrameAvailable</text:span></text:p>
          <text:p text:style-name="P3"><text:span text:style-name="T4"><text:s/> </text:span><text:span text:style-name="T4">!TWR_MSG_TYPE_ACK</text:span></text:p>
          <draw:enhanced-geometry draw:mirror-horizontal="false" draw:mirror-vertical="false" svg:viewBox="0 0 4734 11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1" draw:text-style-name="P4" draw:layer="layout" svg:width="4.635cm" svg:height="0.691cm" svg:x="-0.035cm" svg:y="16.509cm">
          <text:p text:style-name="P3"><text:span text:style-name="T3">plmeRxEnableRequest</text:span></text:p>
          <draw:enhanced-geometry draw:mirror-horizontal="false" draw:mirror-vertical="false" svg:viewBox="0 0 463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9" draw:display-name="msArrowOpenEnd 9" svg:viewBox="0 0 600 600" svg:d="M300 0l300 546-90 54-210-384-210 384-90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2.859cm" svg:height="3.18cm" svg:x="1.27cm" svg:y="0.76cm" presentation:class="title" presentation:placeholder="true">
        <draw:text-box/>
      </draw:frame>
      <draw:frame presentation:style-name="Standard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7T23:01:08.341475321</dc:date>
    <dc:creator>Adrien </dc:creator>
    <meta:editing-duration>PT1H20M9S</meta:editing-duration>
    <meta:editing-cycles>8</meta:editing-cycles>
    <meta:generator>LibreOffice/5.2.7.2$Linux_X86_64 LibreOffice_project/20m0$Build-2</meta:generator>
    <meta:document-statistic meta:object-count="72"/>
  </office:meta>
</office:document-meta>
</file>